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4f3" officeooo:paragraph-rsid="001454f3"/>
    </style:style>
    <style:style style:name="T1" style:family="text">
      <style:text-properties officeooo:rsid="001509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) For what value of c does the period doubling bifurcation occur?</text:p>
      <text:p text:style-name="P1"><text:tab/><text:span text:style-name="T1">Around 1.50</text:span></text:p>
      <text:p text:style-name="P1"/>
      <text:p text:style-name="P1"><text:tab/></text:p>
      <text:p text:style-name="P1"/>
      <text:p text:style-name="P1"/>
      <text:p text:style-name="P1">c) For what range of c does chaos occur?</text:p>
      <text:p text:style-name="P1"><text:tab/>Around <text:span text:style-name="T1">2.47</text:span> </text:p>
      <text:p text:style-name="P1">d) A saddle-node bifurcation is when two equilibria appear when there wasn’t any before. For</text:p>
      <text:p text:style-name="P1">what value of c do we get a saddle-node bifurcation?</text:p>
      <text:p text:style-name="P1"><text:tab/><text:span text:style-name="T1">We don't, it doesn't occur in this grap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ne Wolf</meta:initial-creator>
    <meta:creation-date>2015-02-23T23:20:11.607436205</meta:creation-date>
    <dc:date>2015-02-23T23:42:34.754413381</dc:date>
    <dc:creator>Zane Wolf</dc:creator>
    <meta:editing-duration>PT7M12S</meta:editing-duration>
    <meta:editing-cycles>1</meta:editing-cycles>
    <meta:document-statistic meta:table-count="0" meta:image-count="0" meta:object-count="0" meta:page-count="1" meta:paragraph-count="8" meta:word-count="58" meta:character-count="319" meta:non-whitespace-character-count="262"/>
    <meta:generator>LibreOffice/4.2.3.3$Linux_X86_64 LibreOffice_project/420m0$Build-3</meta:generator>
  </office:meta>
</office:document-meta>
</file>